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38" calcext:value-type="float">
            <text:p>76.1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31064" calcext:value-type="float">
            <text:p>76.3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0104" calcext:value-type="float">
            <text:p>76.2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4176" calcext:value-type="float">
            <text:p>76.0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6376" calcext:value-type="float">
            <text:p>74.6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4496" calcext:value-type="float">
            <text:p>74.8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3392" calcext:value-type="float">
            <text:p>74.3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2736" calcext:value-type="float">
            <text:p>74.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1832" calcext:value-type="float">
            <text:p>73.3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4408" calcext:value-type="float">
            <text:p>71.8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988" calcext:value-type="float">
            <text:p>71.4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3952" calcext:value-type="float">
            <text:p>71.2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7008" calcext:value-type="float">
            <text:p>69.7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2584" calcext:value-type="float">
            <text:p>69.4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7832" calcext:value-type="float">
            <text:p>67.9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503</text:p>
          </table:table-cell>
          <table:table-cell office:value-type="string" calcext:value-type="string">
            <text:p>Sterley Quad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